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7E000001DD75684522.png" manifest:media-type="image/png"/>
  <manifest:file-entry manifest:full-path="Pictures/10000201000005C90000044D1B988172.png" manifest:media-type="image/png"/>
  <manifest:file-entry manifest:full-path="Pictures/10000000000005DE00000467C1A6778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64cm"/>
    </style:style>
    <style:style style:name="pr1" style:family="presentation" style:parent-style-name="標題1-subtitle">
      <style:graphic-properties draw:stroke="none" draw:fill="none" draw:fill-color="#ffffff" draw:textarea-horizontal-align="justify" draw:textarea-vertical-align="top" draw:auto-grow-height="true" draw:auto-grow-width="false" fo:min-height="4.192cm" fo:min-width="0cm" fo:padding-top="0.127cm" fo:padding-bottom="0.127cm" fo:padding-left="0.254cm" fo:padding-right="0.254cm" fo:wrap-option="wrap"/>
    </style:style>
    <style:style style:name="pr2" style:family="presentation" style:parent-style-name="標題1-title">
      <style:graphic-properties draw:stroke="none" draw:fill="none" draw:fill-color="#ffffff" draw:textarea-horizontal-align="justify" draw:textarea-vertical-align="middle" draw:auto-grow-height="true" draw:auto-grow-width="false" fo:min-height="3.703cm" fo:min-width="0cm" fo:padding-top="0.127cm" fo:padding-bottom="0.254cm" fo:padding-left="0.254cm" fo:padding-right="0.254cm" fo:wrap-option="wrap"/>
    </style:style>
    <style:style style:name="pr3" style:family="presentation" style:parent-style-name="標題1-notes">
      <style:graphic-properties draw:fill-color="#ffffff" fo:min-height="11.432cm"/>
    </style:style>
    <style:style style:name="pr4" style:family="presentation" style:parent-style-name="預設-title">
      <style:graphic-properties fo:min-height="3.387cm"/>
    </style:style>
    <style:style style:name="pr5" style:family="presentation" style:parent-style-name="預設-notes">
      <style:graphic-properties draw:fill-color="#ffffff" fo:min-height="11.431cm"/>
    </style:style>
    <style:style style:name="P1" style:family="paragraph">
      <style:paragraph-properties fo:margin-left="0cm" fo:margin-right="0cm" fo:margin-top="0.202cm" fo:margin-bottom="0cm" fo:text-indent="0cm" style:punctuation-wrap="hanging" style:line-break="strict"/>
    </style:style>
    <style:style style:name="P2" style:family="paragraph">
      <style:paragraph-properties fo:margin-left="0cm" fo:margin-right="0cm" fo:margin-top="0.202cm" fo:margin-bottom="0cm" fo:text-indent="0cm" style:punctuation-wrap="hanging" style:line-break="strict" style:writing-mode="lr-tb" style:font-independent-line-spacing="true"/>
      <style:text-properties style:font-size-asian="26pt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text-properties style:font-size-asian="12pt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T1" style:family="text">
      <style:text-properties fo:color="#696464" fo:font-size="20pt" fo:language="en" fo:country="US" style:font-size-asian="20pt" style:language-asian="zh" style:country-asian="TW" style:font-size-complex="20pt"/>
    </style:style>
    <style:style style:name="T2" style:family="text">
      <style:text-properties fo:color="#ffffff" fo:language="en" fo:country="US" style:language-asian="zh" style:country-asian="TW"/>
    </style:style>
    <text:list-style style:name="L1">
      <text:list-level-style-number text:level="1" style:num-format="">
        <style:list-level-properties/>
        <style:text-properties fo:color="#d34817" fo:font-size="85%"/>
      </text:list-level-style-number>
      <text:list-level-style-bullet text:level="2" text:bullet-char="">
        <style:list-level-properties text:space-before="0.886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6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7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8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9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10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標題1" presentation:presentation-page-layout-name="AL1T0" presentation:use-date-time-name="dtd1">
        <draw:frame presentation:style-name="pr1" draw:text-style-name="P2" draw:layer="layout" svg:width="17.78cm" svg:height="4.446cm" svg:x="3.598cm" svg:y="8.889cm">
          <draw:text-box>
            <text:list text:style-name="L1">
              <text:list-header>
                <text:p text:style-name="P1"><text:span text:style-name="T1">陳鍾誠 於金門大學</text:span></text:p>
              </text:list-header>
            </text:list>
          </draw:text-box>
        </draw:frame>
        <draw:frame presentation:style-name="pr2" draw:text-style-name="P4" draw:layer="layout" svg:width="22.86cm" svg:height="4.084cm" svg:x="1.27cm" svg:y="4.184cm" presentation:class="title" presentation:user-transformed="true">
          <draw:text-box>
            <text:list text:style-name="L2">
              <text:list-header>
                <text:p text:style-name="P3"><text:span text:style-name="T2">計算機結構</text:span><text:span text:style-name="T2"><text:line-break/></text:span><text:span text:style-name="T2">(</text:span><text:span text:style-name="T2">電路設計實務</text:span><text:span text:style-name="T2">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麵包板</text:p>
          </draw:text-box>
        </draw:frame>
        <draw:frame draw:style-name="gr2" draw:text-style-name="P6" draw:layer="layout" svg:width="16.879cm" svg:height="12.62cm" svg:x="3.721cm" svg:y="4.78cm">
          <draw:image xlink:href="Pictures/100000000000027E000001DD75684522.png" xlink:type="simple" xlink:show="embed" xlink:actuate="onLoad">
            <text:p/>
          </draw:image>
        </draw:frame>
        <draw:frame draw:style-name="gr3" draw:text-style-name="P7" draw:layer="layout" svg:width="11.813cm" svg:height="1.014cm" svg:x="1.187cm" svg:y="17.586cm">
          <draw:text-box>
            <text:p text:style-name="P7">http://en.wikipedia.org/wiki/Digital_circuit</text:p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 presentation:use-date-time-name="dtd1">
        <draw:frame presentation:style-name="pr4" draw:layer="layout" svg:width="21.59cm" svg:height="3.771cm" svg:x="2.54cm" svg:y="0.166cm" presentation:class="title">
          <draw:text-box>
            <text:p>IC (Integrated circuit)</text:p>
          </draw:text-box>
        </draw:frame>
        <draw:frame draw:style-name="gr3" draw:text-style-name="P7" draw:layer="layout" svg:width="12.91cm" svg:height="1.014cm" svg:x="1.09cm" svg:y="16.986cm">
          <draw:text-box>
            <text:p text:style-name="P7">http://en.wikipedia.org/wiki/Integrated_circuit</text:p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5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5DE00000467C1A6778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預設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>
        <text:list-style style:name="預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預設-notes" style:family="presentation">
      <style:graphic-properties draw:stroke="none" draw:fill="none">
        <text:list-style style:name="預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預設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預設-outline3" style:family="presentation" style:parent-style-name="預設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4" style:family="presentation" style:parent-style-name="預設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5" style:family="presentation" style:parent-style-name="預設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6" style:family="presentation" style:parent-style-name="預設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7" style:family="presentation" style:parent-style-name="預設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8" style:family="presentation" style:parent-style-name="預設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9" style:family="presentation" style:parent-style-name="預設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預設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標題1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1-notes" style:family="presentation">
      <style:graphic-properties draw:stroke="none" draw:fill="none">
        <text:list-style style:name="標題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1-outline2" style:family="presentation" style:parent-style-name="標題1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1-outline3" style:family="presentation" style:parent-style-name="標題1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4" style:family="presentation" style:parent-style-name="標題1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5" style:family="presentation" style:parent-style-name="標題1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6" style:family="presentation" style:parent-style-name="標題1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7" style:family="presentation" style:parent-style-name="標題1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8" style:family="presentation" style:parent-style-name="標題1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9" style:family="presentation" style:parent-style-name="標題1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subtitle" style:family="presentation">
      <style:graphic-properties draw:stroke="none" draw:fill="none" draw:textarea-vertical-align="middle">
        <text:list-style style:name="標題1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1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1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標題2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2-notes" style:family="presentation">
      <style:graphic-properties draw:stroke="none" draw:fill="none">
        <text:list-style style:name="標題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2-outline2" style:family="presentation" style:parent-style-name="標題2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2-outline3" style:family="presentation" style:parent-style-name="標題2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4" style:family="presentation" style:parent-style-name="標題2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5" style:family="presentation" style:parent-style-name="標題2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6" style:family="presentation" style:parent-style-name="標題2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7" style:family="presentation" style:parent-style-name="標題2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8" style:family="presentation" style:parent-style-name="標題2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9" style:family="presentation" style:parent-style-name="標題2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subtitle" style:family="presentation">
      <style:graphic-properties draw:stroke="none" draw:fill="none" draw:textarea-vertical-align="middle">
        <text:list-style style:name="標題2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2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2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3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3-notes" style:family="presentation">
      <style:graphic-properties draw:stroke="none" draw:fill="none">
        <text:list-style style:name="標題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3-outline2" style:family="presentation" style:parent-style-name="標題3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3-outline3" style:family="presentation" style:parent-style-name="標題3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4" style:family="presentation" style:parent-style-name="標題3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5" style:family="presentation" style:parent-style-name="標題3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6" style:family="presentation" style:parent-style-name="標題3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7" style:family="presentation" style:parent-style-name="標題3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8" style:family="presentation" style:parent-style-name="標題3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9" style:family="presentation" style:parent-style-name="標題3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subtitle" style:family="presentation">
      <style:graphic-properties draw:stroke="none" draw:fill="none" draw:textarea-vertical-align="middle">
        <text:list-style style:name="標題3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3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3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4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4-notes" style:family="presentation">
      <style:graphic-properties draw:stroke="none" draw:fill="none">
        <text:list-style style:name="標題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4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4-outline2" style:family="presentation" style:parent-style-name="標題4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4-outline3" style:family="presentation" style:parent-style-name="標題4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4" style:family="presentation" style:parent-style-name="標題4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5" style:family="presentation" style:parent-style-name="標題4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6" style:family="presentation" style:parent-style-name="標題4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7" style:family="presentation" style:parent-style-name="標題4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8" style:family="presentation" style:parent-style-name="標題4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9" style:family="presentation" style:parent-style-name="標題4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subtitle" style:family="presentation">
      <style:graphic-properties draw:stroke="none" draw:fill="none" draw:textarea-vertical-align="middle">
        <text:list-style style:name="標題4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4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4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5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5-notes" style:family="presentation">
      <style:graphic-properties draw:stroke="none" draw:fill="none">
        <text:list-style style:name="標題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標題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5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5-outline2" style:family="presentation" style:parent-style-name="標題5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5-outline3" style:family="presentation" style:parent-style-name="標題5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4" style:family="presentation" style:parent-style-name="標題5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5" style:family="presentation" style:parent-style-name="標題5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6" style:family="presentation" style:parent-style-name="標題5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7" style:family="presentation" style:parent-style-name="標題5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8" style:family="presentation" style:parent-style-name="標題5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9" style:family="presentation" style:parent-style-name="標題5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subtitle" style:family="presentation">
      <style:graphic-properties draw:stroke="none" draw:fill="none" draw:textarea-vertical-align="middle">
        <text:list-style style:name="標題5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5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5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6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6-notes" style:family="presentation">
      <style:graphic-properties draw:stroke="none" draw:fill="none">
        <text:list-style style:name="標題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標題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6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6-outline2" style:family="presentation" style:parent-style-name="標題6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6-outline3" style:family="presentation" style:parent-style-name="標題6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4" style:family="presentation" style:parent-style-name="標題6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5" style:family="presentation" style:parent-style-name="標題6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6" style:family="presentation" style:parent-style-name="標題6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7" style:family="presentation" style:parent-style-name="標題6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8" style:family="presentation" style:parent-style-name="標題6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9" style:family="presentation" style:parent-style-name="標題6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subtitle" style:family="presentation">
      <style:graphic-properties draw:stroke="none" draw:fill="none" draw:textarea-vertical-align="middle">
        <text:list-style style:name="標題6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6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6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7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7-notes" style:family="presentation">
      <style:graphic-properties draw:stroke="none" draw:fill="none">
        <text:list-style style:name="標題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標題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7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7-outline2" style:family="presentation" style:parent-style-name="標題7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7-outline3" style:family="presentation" style:parent-style-name="標題7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4" style:family="presentation" style:parent-style-name="標題7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5" style:family="presentation" style:parent-style-name="標題7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6" style:family="presentation" style:parent-style-name="標題7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7" style:family="presentation" style:parent-style-name="標題7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8" style:family="presentation" style:parent-style-name="標題7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9" style:family="presentation" style:parent-style-name="標題7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subtitle" style:family="presentation">
      <style:graphic-properties draw:stroke="none" draw:fill="none" draw:textarea-vertical-align="middle">
        <text:list-style style:name="標題7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7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7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8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8-notes" style:family="presentation">
      <style:graphic-properties draw:stroke="none" draw:fill="none">
        <text:list-style style:name="標題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標題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8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8-outline2" style:family="presentation" style:parent-style-name="標題8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8-outline3" style:family="presentation" style:parent-style-name="標題8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4" style:family="presentation" style:parent-style-name="標題8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5" style:family="presentation" style:parent-style-name="標題8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6" style:family="presentation" style:parent-style-name="標題8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7" style:family="presentation" style:parent-style-name="標題8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8" style:family="presentation" style:parent-style-name="標題8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9" style:family="presentation" style:parent-style-name="標題8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subtitle" style:family="presentation">
      <style:graphic-properties draw:stroke="none" draw:fill="none" draw:textarea-vertical-align="middle">
        <text:list-style style:name="標題8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8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8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d34817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e6b1ab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918485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預設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3" style:family="presentation" style:parent-style-name="預設-backgroundobjects">
      <style:graphic-properties draw:stroke="none" draw:fill="solid" draw:fill-color="#d34817" draw:auto-grow-height="false" draw:auto-grow-width="false" fo:min-height="0.9cm" fo:min-width="0cm" fo:wrap-option="no-wrap"/>
    </style:style>
    <style:style style:name="Mpr4" style:family="presentation" style:parent-style-name="標題1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5" style:family="presentation" style:parent-style-name="標題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6" style:family="presentation" style:parent-style-name="標題1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7" style:family="presentation" style:parent-style-name="標題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標題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標題2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標題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1" style:family="presentation" style:parent-style-name="標題2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12" style:family="presentation" style:parent-style-name="標題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標題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標題3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15" style:family="presentation" style:parent-style-name="標題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6" style:family="presentation" style:parent-style-name="標題3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17" style:family="presentation" style:parent-style-name="標題3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標題3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標題4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20" style:family="presentation" style:parent-style-name="標題4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1" style:family="presentation" style:parent-style-name="標題4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22" style:family="presentation" style:parent-style-name="標題4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標題4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4" style:family="presentation" style:parent-style-name="標題5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25" style:family="presentation" style:parent-style-name="標題5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6" style:family="presentation" style:parent-style-name="標題5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27" style:family="presentation" style:parent-style-name="標題5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標題5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9" style:family="presentation" style:parent-style-name="標題6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30" style:family="presentation" style:parent-style-name="標題6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31" style:family="presentation" style:parent-style-name="標題6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32" style:family="presentation" style:parent-style-name="標題6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3" style:family="presentation" style:parent-style-name="標題6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4" style:family="presentation" style:parent-style-name="標題7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35" style:family="presentation" style:parent-style-name="標題7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36" style:family="presentation" style:parent-style-name="標題7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37" style:family="presentation" style:parent-style-name="標題7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8" style:family="presentation" style:parent-style-name="標題7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9" style:family="presentation" style:parent-style-name="標題8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40" style:family="presentation" style:parent-style-name="標題8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41" style:family="presentation" style:parent-style-name="標題8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42" style:family="presentation" style:parent-style-name="標題8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3" style:family="presentation" style:parent-style-name="標題8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zh" style:country-asian="TW"/>
    </style:style>
    <style:style style:name="MT3" style:family="text">
      <style:text-properties fo:font-size="12pt" fo:language="en" fo:country="US" style:font-size-asian="12pt" style:language-asian="zh" style:country-asian="TW" style:font-size-complex="12pt"/>
    </style:style>
    <style:style style:name="MT4" style:family="text">
      <style:text-properties fo:color="#696464" fo:font-family="Perpetua" style:font-family-generic="roman" style:font-pitch="variable" fo:font-size="14pt" fo:language="en" fo:country="US" style:font-size-asian="14pt" style:language-asian="zh" style:country-asian="TW" style:font-size-complex="14pt"/>
    </style:style>
    <style:style style:name="MT5" style:family="text">
      <style:text-properties fo:color="#ffffff" fo:font-family="'Franklin Gothic Book'" style:font-family-generic="swiss" style:font-pitch="variable" fo:font-size="14pt" fo:language="en" fo:country="US" style:font-family-asian="微軟正黑體" style:font-family-generic-asian="swiss" style:font-pitch-asian="variable" style:font-size-asian="14pt" style:language-asian="zh" style:country-asian="TW" style:font-family-complex="微軟正黑體" style:font-family-generic-complex="swiss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預設-title" draw:layer="backgroundobjects" svg:width="21.59cm" svg:height="3.771cm" svg:x="2.54cm" svg:y="0.166cm" presentation:class="title" presentation:placeholder="true">
        <draw:text-box/>
      </draw:frame>
      <draw:frame presentation:style-name="預設-outline1" draw:layer="backgroundobjects" svg:width="21.59cm" svg:height="11.049cm" svg:x="2.54cm" svg:y="4.022cm" presentation:class="outline" presentation:placeholder="true">
        <draw:text-box/>
      </draw:frame>
      <draw:frame presentation:style-name="Mpr1" draw:layer="backgroundobjects" svg:width="6.879cm" svg:height="1.324cm" svg:x="17.144cm" svg:y="17.19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11.007cm" svg:height="1.271cm" svg:x="2.539cm" svg:y="17.145cm" presentation:class="footer">
        <draw:text-box>
          <text:p/>
        </draw:text-box>
      </draw:frame>
      <draw:frame presentation:style-name="Mpr3" draw:layer="backgroundobjects" svg:width="0.898cm" svg:height="0.899cm" svg:x="0.592cm" svg:y="17.437cm" presentation:class="page-number">
        <draw:text-box>
          <text:list text:style-name="ML1">
            <text:list-header>
              <text:p><text:span text:style-name="MT2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draw:style-name="Mgr6" draw:text-style-name="MP5" draw:layer="backgroundobjects" svg:width="8.255cm" svg:height="1.271cm" svg:x="-0.001cm" svg:y="0cm" presentation:class="header">
          <draw:text-box>
            <text:p/>
          </draw:text-box>
        </draw:frame>
        <draw:frame draw:style-name="Mgr6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預設-title" draw:layer="backgroundobjects" svg:width="12.7cm" svg:height="9.526cm" svg:x="3.175cm" svg:y="1.904cm" presentation:class="page"/>
        <draw:frame presentation:style-name="預設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draw:style-name="Mgr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1" style:page-layout-name="PM1" draw:style-name="Mdp2"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10" draw:style-name="Mgr4" draw:text-style-name="MP3" draw:layer="backgroundobjects" svg:width="25.038cm" svg:height="18.587cm" svg:x="0.181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11" draw:style-name="Mgr8" draw:text-style-name="MP3" draw:layer="backgroundobjects" svg:width="25.056cm" svg:height="4.242cm" svg:x="0.176cm" svg:y="4.026cm">
        <text:p/>
        <draw:enhanced-geometry svg:viewBox="0 0 21600 21600" draw:type="rectangle" draw:enhanced-path="M 0 0 L 21600 0 21600 21600 0 21600 0 0 Z N"/>
      </draw:custom-shape>
      <draw:custom-shape draw:name="矩形 12" draw:style-name="Mgr9" draw:text-style-name="MP3" draw:layer="backgroundobjects" svg:width="25.056cm" svg:height="0.335cm" svg:x="0.176cm" svg:y="3.881cm">
        <text:p/>
        <draw:enhanced-geometry svg:viewBox="0 0 21600 21600" draw:type="rectangle" draw:enhanced-path="M 0 0 L 21600 0 21600 21600 0 21600 0 0 Z N"/>
      </draw:custom-shape>
      <draw:custom-shape draw:name="矩形 14" draw:style-name="Mgr10" draw:text-style-name="MP3" draw:layer="backgroundobjects" svg:width="25.056cm" svg:height="0.309cm" svg:x="0.176cm" svg:y="8.268cm">
        <text:p/>
        <draw:enhanced-geometry svg:viewBox="0 0 21600 21600" draw:type="rectangle" draw:enhanced-path="M 0 0 L 21600 0 21600 21600 0 21600 0 0 Z N"/>
      </draw:custom-shape>
      <draw:frame presentation:style-name="標題1-title" draw:layer="backgroundobjects" svg:width="21.59cm" svg:height="3.771cm" svg:x="2.54cm" svg:y="0.166cm" presentation:class="title" presentation:placeholder="true">
        <draw:text-box/>
      </draw:frame>
      <draw:frame presentation:style-name="標題1-outline1" draw:layer="backgroundobjects" svg:width="21.59cm" svg:height="11.049cm" svg:x="2.54cm" svg:y="4.022cm" presentation:class="outline" presentation:placeholder="true">
        <draw:text-box/>
      </draw:frame>
      <draw:frame presentation:style-name="Mpr4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1-title" draw:layer="backgroundobjects" svg:width="12.7cm" svg:height="9.526cm" svg:x="3.175cm" svg:y="1.904cm" presentation:class="page"/>
        <draw:frame presentation:style-name="標題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2" style:page-layout-name="PM1" draw:style-name="Mdp2"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g draw:name="圓角矩形 10">
        <draw:frame draw:name="圓角矩形 10" draw:style-name="Mgr11" draw:text-style-name="MP13" draw:layer="backgroundobjects" svg:width="25.078cm" svg:height="18.644cm" svg:x="0.168cm" svg:y="0.168cm">
          <draw:image xlink:href="Pictures/10000201000005C90000044D1B988172.png" xlink:type="simple" xlink:show="embed" xlink:actuate="onLoad">
            <text:p/>
          </draw:image>
        </draw:frame>
        <draw:custom-shape draw:style-name="Mgr12" draw:text-style-name="MP3" draw:layer="backgroundobjects" svg:width="24.5cm" svg:height="18.053cm" svg:x="0.45cm" svg:y="0.463cm">
          <text:p/>
          <draw:enhanced-geometry svg:viewBox="0 0 21600 21600" draw:type="mso-spt202" draw:enhanced-path="M 0 0 L 21600 0 21600 21600 0 21600 0 0 Z N"/>
        </draw:custom-shape>
      </draw:g>
      <draw:custom-shape draw:name="矩形 11" draw:style-name="Mgr8" draw:text-style-name="MP3" draw:layer="backgroundobjects" svg:width="25.038cm" svg:height="0.256cm" svg:x="0.194cm" svg:y="6.601cm">
        <text:p/>
        <draw:enhanced-geometry svg:viewBox="0 0 21600 21600" draw:mirror-vertical="true" draw:type="rectangle" draw:enhanced-path="M 0 0 L 21600 0 21600 21600 0 21600 0 0 Z N"/>
      </draw:custom-shape>
      <draw:custom-shape draw:name="矩形 12" draw:style-name="Mgr9" draw:text-style-name="MP3" draw:layer="backgroundobjects" svg:width="25.038cm" svg:height="0.128cm" svg:x="0.194cm" svg:y="6.504cm">
        <text:p/>
        <draw:enhanced-geometry svg:viewBox="0 0 21600 21600" draw:type="rectangle" draw:enhanced-path="M 0 0 L 21600 0 21600 21600 0 21600 0 0 Z N"/>
      </draw:custom-shape>
      <draw:custom-shape draw:name="矩形 14" draw:style-name="Mgr10" draw:text-style-name="MP3" draw:layer="backgroundobjects" svg:width="25.042cm" svg:height="0.128cm" svg:x="0.19cm" svg:y="6.857cm">
        <text:p/>
        <draw:enhanced-geometry svg:viewBox="0 0 21600 21600" draw:type="rectangle" draw:enhanced-path="M 0 0 L 21600 0 21600 21600 0 21600 0 0 Z N"/>
      </draw:custom-shape>
      <draw:frame presentation:style-name="標題2-title" draw:layer="backgroundobjects" svg:width="21.59cm" svg:height="3.771cm" svg:x="2.54cm" svg:y="0.166cm" presentation:class="title" presentation:placeholder="true">
        <draw:text-box/>
      </draw:frame>
      <draw:frame presentation:style-name="標題2-outline1" draw:layer="backgroundobjects" svg:width="21.59cm" svg:height="11.049cm" svg:x="2.54cm" svg:y="4.022cm" presentation:class="outline" presentation:placeholder="true">
        <draw:text-box/>
      </draw:frame>
      <draw:frame presentation:style-name="Mpr9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10" draw:text-style-name="MP10" draw:layer="backgroundobjects" svg:width="11.112cm" svg:height="1.271cm" svg:x="2.223cm" svg:y="17.145cm" presentation:class="footer">
        <draw:text-box>
          <text:p/>
        </draw:text-box>
      </draw:frame>
      <draw:frame presentation:style-name="Mpr11" draw:text-style-name="MP12" draw:layer="backgroundobjects" svg:width="0.898cm" svg:height="0.899cm" svg:x="0.592cm" svg:y="17.432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1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2-title" draw:layer="backgroundobjects" svg:width="12.7cm" svg:height="9.526cm" svg:x="3.175cm" svg:y="1.904cm" presentation:class="page"/>
        <draw:frame presentation:style-name="標題2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3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10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3-title" draw:layer="backgroundobjects" svg:width="21.59cm" svg:height="3.771cm" svg:x="2.54cm" svg:y="0.166cm" presentation:class="title" presentation:placeholder="true">
        <draw:text-box/>
      </draw:frame>
      <draw:frame presentation:style-name="標題3-outline1" draw:layer="backgroundobjects" svg:width="21.59cm" svg:height="11.049cm" svg:x="2.54cm" svg:y="4.022cm" presentation:class="outline" presentation:placeholder="true">
        <draw:text-box/>
      </draw:frame>
      <draw:frame presentation:style-name="Mpr14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1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1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1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3-title" draw:layer="backgroundobjects" svg:width="12.7cm" svg:height="9.526cm" svg:x="3.175cm" svg:y="1.904cm" presentation:class="page"/>
        <draw:frame presentation:style-name="標題3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4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9" draw:style-name="Mgr8" draw:text-style-name="MP3" draw:layer="backgroundobjects" svg:width="25.02cm" svg:height="0.255cm" svg:x="0.19cm" svg:y="12.999cm">
        <text:p/>
        <draw:enhanced-geometry svg:viewBox="0 0 21600 21600" draw:mirror-vertical="true" draw:type="rectangle" draw:enhanced-path="M 0 0 L 21600 0 21600 21600 0 21600 0 0 Z N"/>
      </draw:custom-shape>
      <draw:custom-shape draw:name="矩形 10" draw:style-name="Mgr9" draw:text-style-name="MP3" draw:layer="backgroundobjects" svg:width="25.02cm" svg:height="0.128cm" svg:x="0.19cm" svg:y="12.916cm">
        <text:p/>
        <draw:enhanced-geometry svg:viewBox="0 0 21600 21600" draw:type="rectangle" draw:enhanced-path="M 0 0 L 21600 0 21600 21600 0 21600 0 0 Z N"/>
      </draw:custom-shape>
      <draw:custom-shape draw:name="矩形 11" draw:style-name="Mgr10" draw:text-style-name="MP3" draw:layer="backgroundobjects" svg:width="25.02cm" svg:height="0.132cm" svg:x="0.19cm" svg:y="13.26cm">
        <text:p/>
        <draw:enhanced-geometry svg:viewBox="0 0 21600 21600" draw:type="rectangle" draw:enhanced-path="M 0 0 L 21600 0 21600 21600 0 21600 0 0 Z N"/>
      </draw:custom-shape>
      <draw:frame presentation:style-name="標題4-title" draw:layer="backgroundobjects" svg:width="21.59cm" svg:height="3.771cm" svg:x="2.54cm" svg:y="0.166cm" presentation:class="title" presentation:placeholder="true">
        <draw:text-box/>
      </draw:frame>
      <draw:frame presentation:style-name="標題4-outline1" draw:layer="backgroundobjects" svg:width="21.59cm" svg:height="11.049cm" svg:x="2.54cm" svg:y="4.022cm" presentation:class="outline" presentation:placeholder="true">
        <draw:text-box/>
      </draw:frame>
      <draw:frame presentation:style-name="Mpr19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20" draw:text-style-name="MP10" draw:layer="backgroundobjects" svg:width="10.795cm" svg:height="1.271cm" svg:x="2.539cm" svg:y="17.145cm" presentation:class="footer">
        <draw:text-box>
          <text:p/>
        </draw:text-box>
      </draw:frame>
      <draw:frame presentation:style-name="Mpr21" draw:text-style-name="MP12" draw:layer="backgroundobjects" svg:width="0.898cm" svg:height="0.899cm" svg:x="0.592cm" svg:y="17.432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2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4-title" draw:layer="backgroundobjects" svg:width="12.7cm" svg:height="9.526cm" svg:x="3.175cm" svg:y="1.904cm" presentation:class="page"/>
        <draw:frame presentation:style-name="標題4-notes" draw:layer="backgroundobjects" svg:width="15.24cm" svg:height="11.431cm" svg:x="1.905cm" svg:y="12.065cm" presentation:class="notes" presentation:placeholder="true">
          <draw:text-box/>
        </draw:frame>
        <draw:frame presentation:style-name="Mpr2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5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5-title" draw:layer="backgroundobjects" svg:width="21.59cm" svg:height="3.771cm" svg:x="2.54cm" svg:y="0.166cm" presentation:class="title" presentation:placeholder="true">
        <draw:text-box/>
      </draw:frame>
      <draw:frame presentation:style-name="標題5-outline1" draw:layer="backgroundobjects" svg:width="21.59cm" svg:height="11.049cm" svg:x="2.54cm" svg:y="4.022cm" presentation:class="outline" presentation:placeholder="true">
        <draw:text-box/>
      </draw:frame>
      <draw:frame presentation:style-name="Mpr24" draw:text-style-name="MP9" draw:layer="backgroundobjects" svg:width="6.879cm" svg:height="1.324cm" svg:x="17.144cm" svg:y="17.197cm" presentation:class="date-time">
        <draw:text-box>
          <text:p/>
        </draw:text-box>
      </draw:frame>
      <draw:frame presentation:style-name="Mpr2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2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2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5-title" draw:layer="backgroundobjects" svg:width="12.7cm" svg:height="9.526cm" svg:x="3.175cm" svg:y="1.904cm" presentation:class="page"/>
        <draw:frame presentation:style-name="標題5-notes" draw:layer="backgroundobjects" svg:width="15.24cm" svg:height="11.431cm" svg:x="1.905cm" svg:y="12.065cm" presentation:class="notes" presentation:placeholder="true">
          <draw:text-box/>
        </draw:frame>
        <draw:frame presentation:style-name="Mpr2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6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6-title" draw:layer="backgroundobjects" svg:width="21.59cm" svg:height="3.771cm" svg:x="2.54cm" svg:y="0.166cm" presentation:class="title" presentation:placeholder="true">
        <draw:text-box/>
      </draw:frame>
      <draw:frame presentation:style-name="標題6-outline1" draw:layer="backgroundobjects" svg:width="21.59cm" svg:height="11.049cm" svg:x="2.54cm" svg:y="4.022cm" presentation:class="outline" presentation:placeholder="true">
        <draw:text-box/>
      </draw:frame>
      <draw:frame presentation:style-name="Mpr29" draw:text-style-name="MP9" draw:layer="backgroundobjects" svg:width="6.879cm" svg:height="1.324cm" svg:x="17.144cm" svg:y="17.197cm" presentation:class="date-time">
        <draw:text-box>
          <text:p/>
        </draw:text-box>
      </draw:frame>
      <draw:frame presentation:style-name="Mpr30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31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3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3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6-title" draw:layer="backgroundobjects" svg:width="12.7cm" svg:height="9.526cm" svg:x="3.175cm" svg:y="1.904cm" presentation:class="page"/>
        <draw:frame presentation:style-name="標題6-notes" draw:layer="backgroundobjects" svg:width="15.24cm" svg:height="11.431cm" svg:x="1.905cm" svg:y="12.065cm" presentation:class="notes" presentation:placeholder="true">
          <draw:text-box/>
        </draw:frame>
        <draw:frame presentation:style-name="Mpr3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7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7-title" draw:layer="backgroundobjects" svg:width="21.59cm" svg:height="3.771cm" svg:x="2.54cm" svg:y="0.166cm" presentation:class="title" presentation:placeholder="true">
        <draw:text-box/>
      </draw:frame>
      <draw:frame presentation:style-name="標題7-outline1" draw:layer="backgroundobjects" svg:width="21.59cm" svg:height="11.049cm" svg:x="2.54cm" svg:y="4.022cm" presentation:class="outline" presentation:placeholder="true">
        <draw:text-box/>
      </draw:frame>
      <draw:frame presentation:style-name="Mpr34" draw:text-style-name="MP9" draw:layer="backgroundobjects" svg:width="6.879cm" svg:height="1.324cm" svg:x="17.144cm" svg:y="17.197cm" presentation:class="date-time">
        <draw:text-box>
          <text:p/>
        </draw:text-box>
      </draw:frame>
      <draw:frame presentation:style-name="Mpr3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3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3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3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7-title" draw:layer="backgroundobjects" svg:width="12.7cm" svg:height="9.526cm" svg:x="3.175cm" svg:y="1.904cm" presentation:class="page"/>
        <draw:frame presentation:style-name="標題7-notes" draw:layer="backgroundobjects" svg:width="15.24cm" svg:height="11.431cm" svg:x="1.905cm" svg:y="12.065cm" presentation:class="notes" presentation:placeholder="true">
          <draw:text-box/>
        </draw:frame>
        <draw:frame presentation:style-name="Mpr3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8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8-title" draw:layer="backgroundobjects" svg:width="21.59cm" svg:height="3.771cm" svg:x="2.54cm" svg:y="0.166cm" presentation:class="title" presentation:placeholder="true">
        <draw:text-box/>
      </draw:frame>
      <draw:frame presentation:style-name="標題8-outline1" draw:layer="backgroundobjects" svg:width="21.59cm" svg:height="11.049cm" svg:x="2.54cm" svg:y="4.022cm" presentation:class="outline" presentation:placeholder="true">
        <draw:text-box/>
      </draw:frame>
      <draw:frame presentation:style-name="Mpr39" draw:text-style-name="MP9" draw:layer="backgroundobjects" svg:width="6.879cm" svg:height="1.324cm" svg:x="17.144cm" svg:y="17.197cm" presentation:class="date-time">
        <draw:text-box>
          <text:p/>
        </draw:text-box>
      </draw:frame>
      <draw:frame presentation:style-name="Mpr40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41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4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4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8-title" draw:layer="backgroundobjects" svg:width="12.7cm" svg:height="9.526cm" svg:x="3.175cm" svg:y="1.904cm" presentation:class="page"/>
        <draw:frame presentation:style-name="標題8-notes" draw:layer="backgroundobjects" svg:width="15.24cm" svg:height="11.431cm" svg:x="1.905cm" svg:y="12.065cm" presentation:class="notes" presentation:placeholder="true">
          <draw:text-box/>
        </draw:frame>
        <draw:frame presentation:style-name="Mpr4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計算機結構 – 概論</dc:title>
    <meta:initial-creator>ccc</meta:initial-creator>
    <meta:creation-date>2012-02-13T08:41:54</meta:creation-date>
    <dc:date>2013-09-23T15:43:14.84</dc:date>
    <meta:editing-cycles>133</meta:editing-cycles>
    <meta:editing-duration>PT10H44M39S</meta:editing-duration>
    <meta:generator>LibreOffice/3.5$Windows_x86 LibreOffice_project/7122e39-92ed229-498d286-15e43b4-d70da21</meta:generator>
    <meta:document-statistic meta:object-count="162"/>
  </office:meta>
</office:document-meta>
</file>